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andria. Merveille parmi les merveilles. La capitale de ce pays d'hérétiques offrait pour le plaisir des yeux tout un éventail d'inventions plus ingénieuses les unes que les autres. Lorsque, comme Eléonore, vous étiez amatrice de technologie -dans tous les sens du terme, ce lieu avait tout d'un Éden. C'était les pupilles constamment écarquillées et une lueur d'émerveillement comme gravée à l'encre noir sur ses iris que la jeune femme sillonnait les rues de la métropole daënare, sans objectif précis. De l'architecture au mode de vie de ses habitants, tout dans cette ville la faisait frissonner d'excitation. A moins que ce ne soit à cause du malaise qu'elle ressentait en permanence depuis qu'elle avait mis le pied sur ce continent. La technologie était omniprésente ici, pour bonheur de son esprit et le malheur de son corps. Mais l'anomalie acceptait sa pénitence de bonne grâce. C'était un mal pour le plus grand Bien.</text:p>
      <text:p text:style-name="Standard"/>
      <text:p text:style-name="Standard">En effet, son voyage en contrée daënares n'était pas uniquement à vocation touristique. Si elle était là, ce n'était pas pour profiter de la gastronomie ou de l'hospitalité des hérétiques. Non, son objectif principal était d'emmagasiner le plus d'informations possibles sur la technologie, ses secrets de fabrication et le moyen d'en faire une arme pour Zagash. Et la meilleure solution pour ça, c'était de venir se servir directement à la sourc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4T12:30:00.74</meta:creation-date>
    <dc:date>2018-04-24T13:16:37.09</dc:date>
    <meta:editing-duration>PT46M27S</meta:editing-duration>
    <meta:editing-cycles>37</meta:editing-cycles>
    <meta:generator>OpenOffice/4.1.2$Win32 OpenOffice.org_project/412m3$Build-9782</meta:generator>
    <meta:document-statistic meta:table-count="0" meta:image-count="0" meta:object-count="0" meta:page-count="1" meta:paragraph-count="2" meta:word-count="222" meta:character-count="1379"/>
  </office:meta>
</office:document-meta>
</file>